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3308"/>
    </style:style>
    <style:style style:name="P2" style:family="paragraph" style:parent-style-name="Standard">
      <style:paragraph-properties fo:text-align="end" style:justify-single-word="false"/>
      <style:text-properties officeooo:paragraph-rsid="000b3308"/>
    </style:style>
    <style:style style:name="P3" style:family="paragraph" style:parent-style-name="Standard">
      <style:paragraph-properties fo:text-align="center" style:justify-single-word="false"/>
      <style:text-properties fo:font-size="22pt" officeooo:paragraph-rsid="000b3308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paragraph-rsid="000b3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0b3308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8pt" officeooo:paragraph-rsid="000b3308" style:font-size-asian="8pt" style:font-size-complex="8pt"/>
    </style:style>
    <style:style style:name="T1" style:family="text">
      <style:text-properties officeooo:rsid="000b3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инистерство образования и науки Российской Федерации</text:span></text:p>
      <text:p text:style-name="P6"><text:span text:style-name="T1">Федеральное государственное бюджетное образовательное учреждение высшего профессионального образования</text:span></text:p>
      <text:p text:style-name="P1"><text:span text:style-name="T1"/></text:p>
      <text:p text:style-name="P1"><text:span text:style-name="T1"/></text:p>
      <text:p text:style-name="P5"><text:span text:style-name="T1">«САНКТ-ПЕРЕТБУРГСКИЙ ГОСУДАРСТВЕННЫЙ УНИВЕРСИТЕТ</text:span></text:p>
      <text:p text:style-name="P5"><text:span text:style-name="T1">МАТЕМАТИКО-МЕХАНИЧЕСКИЙ ФАКУЛЬТЕТ»</text:span></text:p>
      <text:p text:style-name="P5"><text:span text:style-name="T1">КАФЕДРА ИНФОРМАТИКИ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КУРСОВАЯ РАБОТА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SVG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Студент второго курса</text:span></text:p>
      <text:p text:style-name="P2"><text:span text:style-name="T1">Бочкарев А.А.</text:span></text:p>
      <text:p text:style-name="P2"><text:span text:style-name="T1"/></text:p>
      <text:p text:style-name="P2"><text:span text:style-name="T1">Научный руководитель</text:span></text:p>
      <text:p text:style-name="P2"><text:span text:style-name="T1">асс. Чернышев Г.А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Санкт-Петербург 2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6T18:14:39</meta:creation-date>
    <dc:date>2012-12-26T18:35:32</dc:date>
    <meta:editing-duration>PT4M36S</meta:editing-duration>
    <meta:editing-cycles>1</meta:editing-cycles>
    <meta:document-statistic meta:table-count="0" meta:image-count="0" meta:object-count="0" meta:page-count="1" meta:paragraph-count="12" meta:word-count="36" meta:character-count="367" meta:non-whitespace-character-count="343"/>
    <meta:generator>LibreOffice/3.6$Linux_x86 LibreOffice_project/da8c1e6-fd468f4-454e206-f42a4a9-143cfd</meta:generator>
  </office:meta>
</office:document-meta>
</file>